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able.get50Per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90Per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Abstrac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M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50Percent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TransferRate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Respons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Max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Mean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90Percent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addTestElement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able.setErrorRate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Transfer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Min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Med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ResponseRate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setMedian( String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able.getError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